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rsid="00267754" officeooo:paragraph-rsid="001a6694" fo:background-color="#c2e0ae"/>
    </style:style>
    <style:style style:name="P3" style:family="paragraph" style:parent-style-name="Standard">
      <style:paragraph-properties fo:line-height="100%"/>
      <style:text-properties officeooo:rsid="002335a8" officeooo:paragraph-rsid="001a6694" fo:background-color="#c2e0ae"/>
    </style:style>
    <style:style style:name="P4" style:family="paragraph" style:parent-style-name="Standard">
      <style:paragraph-properties fo:line-height="100%"/>
      <style:text-properties officeooo:rsid="002335a8" officeooo:paragraph-rsid="001a8d40" fo:background-color="#c2e0ae"/>
    </style:style>
    <style:style style:name="P5" style:family="paragraph" style:parent-style-name="Standard">
      <style:paragraph-properties fo:line-height="100%"/>
      <style:text-properties officeooo:rsid="001a6694" officeooo:paragraph-rsid="001a6694" fo:background-color="#c2e0ae"/>
    </style:style>
    <style:style style:name="P6" style:family="paragraph" style:parent-style-name="Standard">
      <style:paragraph-properties fo:line-height="100%"/>
      <style:text-properties officeooo:rsid="001a6694" officeooo:paragraph-rsid="001a8d40" fo:background-color="#c2e0ae"/>
    </style:style>
    <style:style style:name="P7" style:family="paragraph" style:parent-style-name="Standard">
      <style:paragraph-properties fo:line-height="100%"/>
      <style:text-properties fo:color="#2b511a" fo:font-size="20pt" fo:font-style="normal" fo:font-weight="bold" officeooo:rsid="001f7d51" officeooo:paragraph-rsid="001a6694" fo:background-color="#c2e0ae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margin-top="0.071cm" fo:margin-bottom="0.071cm" loext:contextual-spacing="false" fo:line-height="100%" fo:text-align="justify" style:justify-single-word="false"/>
    </style:style>
    <style:style style:name="P9" style:family="paragraph" style:parent-style-name="Standard" style:master-page-name="Standard">
      <style:paragraph-properties style:page-number="1"/>
      <style:text-properties fo:font-size="18pt" fo:font-weight="bold" style:font-size-asian="18pt" style:font-weight-asian="bold" style:font-size-complex="18pt"/>
    </style:style>
    <style:style style:name="T1" style:family="text">
      <style:text-properties fo:color="#a7074b" style:font-name="Roboto" fo:font-size="20pt" fo:font-weight="bold" style:font-name-asian="Roboto1" style:font-size-asian="20pt" style:font-weight-asian="bold" style:font-name-complex="Roboto1" style:font-size-complex="20pt"/>
    </style:style>
    <style:style style:name="T2" style:family="text">
      <style:text-properties fo:color="#a7074b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T3" style:family="text">
      <style:text-properties style:font-name="Roboto" fo:font-size="14pt" style:font-name-asian="Roboto1" style:font-size-asian="14pt" style:font-name-complex="Roboto1" style:font-size-complex="14pt"/>
    </style:style>
    <style:style style:name="T4" style:family="text">
      <style:text-properties style:font-name="Roboto" fo:font-size="14pt" fo:font-style="italic" style:font-name-asian="Roboto1" style:font-size-asian="14pt" style:font-style-asian="italic" style:font-name-complex="Roboto1" style:font-size-complex="14pt"/>
    </style:style>
    <style:style style:name="T5" style:family="text">
      <style:text-properties style:font-name="Roboto" style:font-name-asian="Roboto1" style:font-name-complex="Roboto1"/>
    </style:style>
    <style:style style:name="T6" style:family="text">
      <style:text-properties fo:color="#303030" style:font-name="Roboto" fo:font-size="14pt" style:font-name-asian="Roboto1" style:font-size-asian="14pt" style:font-name-complex="Roboto1" style:font-size-complex="14pt"/>
    </style:style>
    <style:style style:name="T7" style:family="text">
      <style:text-properties fo:color="#303030" style:font-name="Roboto" fo:font-size="14pt" officeooo:rsid="001a6694" style:font-name-asian="Roboto1" style:font-size-asian="14pt" style:font-name-complex="Roboto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text:span text:style-name="T1">Exercice :</text:span></text:p>
      <text:p text:style-name="P1"><text:span text:style-name="T3">Ecrire un programme qui demande un nombre et lui afficher .</text:span></text:p>
      <text:p text:style-name="P7"><text:span text:style-name="T5">RESULT :</text:span></text:p>
      <text:p text:style-name="P5"><text:span text:style-name="T6">print(« SVP,inserez un nombre ») ;</text:span></text:p>
      <text:p text:style-name="P3"><text:span text:style-name="T6">read(integer) ;</text:span></text:p>
      <text:p text:style-name="P2"><text:span text:style-name="T7">print</text:span><text:span text:style-name="T6">(integer) ;</text:span></text:p>
      <text:p text:style-name="P1"><text:span text:style-name="T1">Exercice :</text:span></text:p>
      <text:p text:style-name="P1"><text:span text:style-name="T3">Ecrire un programme qui demande son prénom à l’utilisateur <text:s/>et son âge et qui lui réponde par un charmant « Bonjour » suivi du prénom et son âge</text:span></text:p>
      <text:p text:style-name="P7"><text:span text:style-name="T5">RESULT :</text:span></text:p>
      <text:p text:style-name="P5"><text:span text:style-name="T6">print(« SVP,inserez votre prenom») ;</text:span></text:p>
      <text:p text:style-name="P3"><text:span text:style-name="T6">read(</text:span><text:span text:style-name="T7">prenom</text:span><text:span text:style-name="T6">) ;</text:span></text:p>
      <text:p text:style-name="P5"><text:span text:style-name="T6">print(« SVP,inserez votre age») ;</text:span></text:p>
      <text:p text:style-name="P5"><text:span text:style-name="T6">read(age) ;</text:span></text:p>
      <text:p text:style-name="P5"><text:span text:style-name="T6">print(« Bonjour Mr »,prenom, «  « ,age) ;</text:span></text:p>
      <text:p text:style-name="P1"><text:span text:style-name="T1">Exercice :</text:span></text:p>
      <text:p text:style-name="P1"><text:span text:style-name="T3">Ecrire un programme qui demande son prénom à l'utilisateur, et qui lui réponde par un charmant « Bonjour » suivi du prénom. </text:span></text:p>
      <text:p text:style-name="P8"><text:span text:style-name="T4">machine</text:span><text:span text:style-name="T3"> : Bonjour, Marie Cunégonde ! ».</text:span></text:p>
      <text:p text:style-name="P7"><text:span text:style-name="T5">RESULT :</text:span></text:p>
      <text:p text:style-name="P6"><text:span text:style-name="T6">print(« SVP,inserez votre prenom») ;</text:span></text:p>
      <text:p text:style-name="P4"><text:span text:style-name="T6">read(</text:span><text:span text:style-name="T7">prenom</text:span><text:span text:style-name="T6">) ;</text:span></text:p>
      <text:p text:style-name="P6"><text:span text:style-name="T6">print(« Bonjour Mr »,prenom, ) 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7T18:09:45.525711381</dc:date>
    <meta:editing-duration>PT1H10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25" meta:character-count="702" meta:non-whitespace-character-count="595"/>
  </office:meta>
</office:document-meta>
</file>